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thic" svg:font-family="Gothic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right" fo:min-height="0.499cm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fo:min-height="0.499cm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textarea-vertical-align="bottom" fo:min-height="0.499cm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right" draw:textarea-vertical-align="bottom" fo:min-height="0.499cm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>
      <style:graphic-properties draw:stroke="dash" draw:stroke-dash="Dashed_20__28_var_29__20_392" svg:stroke-width="0.011cm" svg:stroke-color="#000000" draw:marker-start="" draw:marker-start-width="0.319cm" draw:marker-start-center="false" draw:marker-end="" draw:marker-end-width="0.319cm" draw:marker-end-center="false" draw:fill="solid" draw:fill-color="#00b8ff" draw:textarea-horizontal-align="center" draw:textarea-vertical-align="middle" fo:padding-top="0.005cm" fo:padding-bottom="0.005cm" fo:padding-left="0.005cm" fo:padding-right="0.005cm" draw:shadow="hidden" draw:shadow-offset-x="0.3cm" draw:shadow-offset-y="0.3cm" draw:shadow-color="#808080"/>
    </style:style>
    <style:style style:name="gr7" style:family="graphic" style:parent-style-name="standard">
      <style:graphic-properties draw:stroke="solid" svg:stroke-width="0.011cm" svg:stroke-color="#000000" draw:marker-start="" draw:marker-start-width="0.319cm" draw:marker-start-center="false" draw:marker-end="" draw:marker-end-width="0.319cm" draw:marker-end-center="false" draw:fill="solid" draw:fill-color="#00b8ff" draw:textarea-horizontal-align="center" draw:textarea-vertical-align="middle" fo:padding-top="0.005cm" fo:padding-bottom="0.005cm" fo:padding-left="0.005cm" fo:padding-right="0.005cm" draw:shadow="hidden" draw:shadow-offset-x="0.3cm" draw:shadow-offset-y="0.3cm" draw:shadow-color="#808080"/>
    </style:style>
    <style:style style:name="P1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Lohit Hindi" style:font-size-complex="18pt" style:font-style-complex="italic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Lohit Hindi" style:font-size-complex="18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rect draw:style-name="gr1" draw:text-style-name="P1" draw:layer="layout" svg:width="1.585cm" svg:height="1.609cm" svg:x="9.891cm" svg:y="14.156cm">
              <text:p/>
            </draw:rect>
            <draw:frame draw:style-name="gr2" draw:text-style-name="P3" draw:layer="layout" svg:width="0.325cm" svg:height="0.749cm" svg:x="9.569cm" svg:y="15.586cm">
              <draw:text-box>
                <text:p text:style-name="P2"><text:span text:style-name="T1">A</text:span></text:p>
              </draw:text-box>
            </draw:frame>
            <draw:frame draw:style-name="gr3" draw:text-style-name="P3" draw:layer="layout" svg:width="0.327cm" svg:height="0.749cm" svg:x="11.474cm" svg:y="15.586cm">
              <draw:text-box>
                <text:p text:style-name="P2"><text:span text:style-name="T1">B</text:span></text:p>
              </draw:text-box>
            </draw:frame>
            <draw:frame draw:style-name="gr4" draw:text-style-name="P3" draw:layer="layout" svg:width="0.301cm" svg:height="0.749cm" svg:x="11.474cm" svg:y="13.586cm">
              <draw:text-box>
                <text:p text:style-name="P2"><text:span text:style-name="T1">C</text:span></text:p>
              </draw:text-box>
            </draw:frame>
            <draw:frame draw:style-name="gr5" draw:text-style-name="P3" draw:layer="layout" svg:width="0.272cm" svg:height="0.749cm" svg:x="9.62cm" svg:y="13.584cm">
              <draw:text-box>
                <text:p text:style-name="P2"><text:span text:style-name="T1">D</text:span></text:p>
              </draw:text-box>
            </draw:frame>
          </draw:g>
          <draw:line draw:style-name="gr6" draw:text-style-name="P4" draw:layer="layout" svg:x1="9.895cm" svg:y1="14.154cm" svg:x2="11.476cm" svg:y2="15.761cm">
            <text:p/>
          </draw:line>
          <draw:line draw:style-name="gr6" draw:text-style-name="P4" draw:layer="layout" svg:x1="9.895cm" svg:y1="15.761cm" svg:x2="11.476cm" svg:y2="14.154cm">
            <text:p/>
          </draw:line>
          <draw:g>
            <draw:line draw:style-name="gr7" draw:text-style-name="P4" draw:layer="layout" svg:x1="11.079cm" svg:y1="15.257cm" svg:x2="11.015cm" svg:y2="15.393cm">
              <text:p/>
            </draw:line>
            <draw:line draw:style-name="gr7" draw:text-style-name="P4" draw:layer="layout" svg:x1="11.139cm" svg:y1="15.319cm" svg:x2="10.985cm" svg:y2="15.324cm">
              <text:p/>
            </draw:line>
            <draw:line draw:style-name="gr7" draw:text-style-name="P4" draw:layer="layout" svg:x1="11.079cm" svg:y1="15.257cm" svg:x2="11.015cm" svg:y2="15.393cm">
              <text:p/>
            </draw:line>
            <draw:line draw:style-name="gr7" draw:text-style-name="P4" draw:layer="layout" svg:x1="11.139cm" svg:y1="15.325cm" svg:x2="10.985cm" svg:y2="15.33cm">
              <text:p/>
            </draw:line>
          </draw:g>
          <draw:line draw:style-name="gr6" draw:text-style-name="P4" draw:layer="layout" svg:x1="10.768cm" svg:y1="15.037cm" svg:x2="10.856cm" svg:y2="14.944cm">
            <text:p/>
          </draw:line>
          <draw:line draw:style-name="gr6" draw:text-style-name="P4" draw:layer="layout" svg:x1="10.776cm" svg:y1="14.849cm" svg:x2="10.859cm" svg:y2="14.938cm">
            <text:p/>
          </draw:line>
          <draw:g>
            <draw:line draw:style-name="gr7" draw:text-style-name="P4" draw:layer="layout" svg:x1="10.361cm" svg:y1="15.251cm" svg:x2="10.297cm" svg:y2="15.387cm">
              <text:p/>
            </draw:line>
            <draw:line draw:style-name="gr7" draw:text-style-name="P4" draw:layer="layout" svg:x1="10.422cm" svg:y1="15.312cm" svg:x2="10.268cm" svg:y2="15.317cm">
              <text:p/>
            </draw:line>
            <draw:line draw:style-name="gr7" draw:text-style-name="P4" draw:layer="layout" svg:x1="10.361cm" svg:y1="15.251cm" svg:x2="10.297cm" svg:y2="15.387cm">
              <text:p/>
            </draw:line>
            <draw:line draw:style-name="gr7" draw:text-style-name="P4" draw:layer="layout" svg:x1="10.422cm" svg:y1="15.32cm" svg:x2="10.268cm" svg:y2="15.325cm">
              <text:p/>
            </draw:line>
          </draw:g>
          <draw:g>
            <draw:line draw:style-name="gr7" draw:text-style-name="P4" draw:layer="layout" svg:x1="10.377cm" svg:y1="14.541cm" svg:x2="10.313cm" svg:y2="14.677cm">
              <text:p/>
            </draw:line>
            <draw:line draw:style-name="gr7" draw:text-style-name="P4" draw:layer="layout" svg:x1="10.437cm" svg:y1="14.602cm" svg:x2="10.283cm" svg:y2="14.607cm">
              <text:p/>
            </draw:line>
            <draw:line draw:style-name="gr7" draw:text-style-name="P4" draw:layer="layout" svg:x1="10.377cm" svg:y1="14.541cm" svg:x2="10.313cm" svg:y2="14.677cm">
              <text:p/>
            </draw:line>
            <draw:line draw:style-name="gr7" draw:text-style-name="P4" draw:layer="layout" svg:x1="10.431cm" svg:y1="14.609cm" svg:x2="10.277cm" svg:y2="14.614cm">
              <text:p/>
            </draw:line>
          </draw:g>
          <draw:g>
            <draw:line draw:style-name="gr7" draw:text-style-name="P4" draw:layer="layout" svg:x1="11.073cm" svg:y1="14.528cm" svg:x2="11.009cm" svg:y2="14.664cm">
              <text:p/>
            </draw:line>
            <draw:line draw:style-name="gr7" draw:text-style-name="P4" draw:layer="layout" svg:x1="11.132cm" svg:y1="14.591cm" svg:x2="10.978cm" svg:y2="14.596cm">
              <text:p/>
            </draw:line>
            <draw:line draw:style-name="gr7" draw:text-style-name="P4" draw:layer="layout" svg:x1="11.073cm" svg:y1="14.528cm" svg:x2="11.009cm" svg:y2="14.664cm">
              <text:p/>
            </draw:line>
            <draw:line draw:style-name="gr7" draw:text-style-name="P4" draw:layer="layout" svg:x1="11.132cm" svg:y1="14.595cm" svg:x2="10.978cm" svg:y2="14.6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thic" svg:font-family="Gothic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392" draw:display-name="Dashed (var) 392" draw:style="rect" draw:dots1="1" draw:dots1-length="73%" draw:distance="54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9T16:08:37.559895840</meta:creation-date>
    <dc:date>2018-03-09T16:08:57.281014929</dc:date>
    <meta:editing-duration>PT20S</meta:editing-duration>
    <meta:editing-cycles>1</meta:editing-cycles>
    <meta:document-statistic meta:object-count="31"/>
    <meta:generator>LibreOffice/6.0.0.3$MacOSX_X86_64 LibreOffice_project/64a0f66915f38c6217de274f0aa8e15618924765</meta:generator>
  </office:meta>
</office:document-meta>
</file>